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4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Uma visão sobre Cloud Computing</text:p>
      <text:p text:style-name="P3">Um <text:span text:style-name="T1">Data Center</text:span> ou CPD¹ pode ser definido como um espaço onde estão alocados equipamentos servidores, limitado por um espaço físico e que demanda recursos de refrigeração e manutenção constantes. Foi amplamente usado em grandes corporações e centros acadêmicos com pessoas empregadas para manter o seu funcionamento, segurança e monitoramento. A <text:span text:style-name="T1">Cloud Computing</text:span> é a tecnologia que vem substituindo grandes CPDs, fornecendo recursos avançados através da internet e proporcionando a redução de custos de manutenção e recursos humanos, com grandes benefícios em escalabilidade e alta disponibilidade.</text:p>
      <text:p text:style-name="P1"><text:tab/>Três tipos de <text:span text:style-name="T1">cloud</text:span> podem ser definidos conforme indicadores de custos, disponibilidade, desempenho e segurança, sendo eles: </text:p>
      <text:list xml:id="list1463710791" text:style-name="WWNum1">
        <text:list-item>
          <text:p text:style-name="P4">Nuvem Pública, onde os servidores são fornecidos por terceiros que garantem sua manutenção, segurança e gerenciamento dos recursos e, disponíveis para qualquer pessoa ou empresa que deseje contratá-los. Esse tipo de nuvem apresenta baixo custo e é indicado para economia em recursos de TI²; </text:p>
        </text:list-item>
        <text:list-item>
          <text:p text:style-name="P4">A Nuvem Privada é implementada conforme a necessidade de negócio da empresa, mantendo a infraestrutura em seu domínio interno com acesso restrito e personalização das funções de suporte. Em geral é aplicada quando a organização deve seguir certos regulamentos sobre segurança e privacidade de dados e os custos podem ser mais altos;</text:p>
        </text:list-item>
        <text:list-item>
          <text:p text:style-name="P4">Por fim, a Nuvem Híbrida, como o nome sugere, é uma união das duas anteriores, podendo assim alocar mais segurança e personalização apenas em situações de real necessidade, reduzindo o custo total por conta da flexibilidade de orquestração.</text:p>
        </text:list-item>
      </text:list>
      <text:p text:style-name="P5"><text:tab/>Dentre os tipos descritos, a Nuvem Pública tem grande destaque por estar presente com grande relevância na entrega de aplicações web. Os grandes <text:span text:style-name="T1">players</text:span> deste mercado são a Amazon com sua AWS, o Google com o GPC, a Microsoft com o Azure e o AlibabaCloud. Inúmeros sites e serviços de <text:span text:style-name="T1">streaming</text:span> estão alocados nestes provedores de recursos e a grande vantagem é a considerável redução de cursos de infraestrutura que pode ser obtida, além disso a facilidade em expandir os recursos também atrai empresas em crescimento. Por outro lado, ter todos os seus dados e aplicativos armazenados e rodando em um único provedor envolve estar disposto a aceitar o <text:span text:style-name="T1">down-time</text:span> dos serviços em momentos de manutenção e isto deve ser considerado pelo arquiteto de <text:span text:style-name="T1">cloud</text:span> em acordo com o modelo de negócio da organização.</text:p>
      <text:p text:style-name="P5"><text:tab/>A solução para o problema de <text:span text:style-name="T1">down-time </text:span>é a adesão a <text:span text:style-name="T1">MultiCloud</text:span>, o conceito é simples, por exemplo uma mesma aplicação, além de estar rodando em um <text:span text:style-name="T1">cluster</text:span> com redundância dentro de um fornecedor de recursos, também estará disponível em outra <text:span text:style-name="T1">cloud</text:span>. Assim, quando iniciada a manutenção ou por uma catástrofe em um dos provedores, a aplicação continuará sendo servida por outro. O SLA³ é o indicador que o arquiteto de <text:span text:style-name="T1">cloud </text:span>da organização deve se manter atento para que a disponibilidade seja garantida. Também nesse sentido, podemos explorar a <text:span text:style-name="T1">Edge Computing</text:span>, que é parte de uma topologia de computação distribuída, onde o processamento de informações está localizado próximo à borda, ou nas proximidades onde coisas e pessoas produzem ou consomem essas informações. A latência é o parâmetro que se beneficia desse modelo pois o atraso na resposta pode ser considerado crucial em algumas operações.</text:p>
      <text:p text:style-name="P5"/>
      <text:p text:style-name="P1"/>
      <text:p text:style-name="P1"/>
      <text:p text:style-name="P2">Iuri de Carvalho Salgado. Porto Alegre, RS. Março de 2023 </text:p>
      <text:p text:style-name="P1">Siglas:</text:p>
      <text:p text:style-name="P1">¹ Central de Processamento de Dados</text:p>
      <text:p text:style-name="P1">² Tecnologia da Informação</text:p>
      <text:p text:style-name="P1">³ Service Level Agreement</text:p>
      <text:p text:style-name="P1"/>
      <text:p text:style-name="P1">Referências:</text:p>
      <text:p text:style-name="P1">MANDIC. <text:span text:style-name="T3">O que é cloud computing?</text:span>. Disponível em: https://www.mandic.com.br/cloud/. Acesso em: 25/03/2023.</text:p>
      <text:p text:style-name="P1">MAGALHÃES, Tulio. <text:span text:style-name="T3">Descubra finalmente o que é o cloud computing e para que serve a computação em nuvem</text:span>. 2018. Disponível em: https://rockcontent.com/br/blog/cloud-computing/. Acesso em 25/03/2023.</text:p>
      <text:p text:style-name="P1">ODATA. <text:span text:style-name="T3">Cloud Computing: tudo o que você precisa saber</text:span>. 2022. Disponível em: https://odatacolocation.com/blog/cloud/. Acesso em 25/03/2023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7" meta:word-count="607" meta:character-count="3923" meta:non-whitespace-character-count="3333"/>
    <meta:generator>LibreOfficeDev/6.0.5.2$Linux_X86_64 LibreOffice_project/</meta:generator>
  </office:meta>
</office:document-meta>
</file>